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7800000049F01555090079FAC26.jpg" manifest:media-type="image/jpe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bf0041" draw:textarea-horizontal-align="left" draw:textarea-vertical-align="middle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3.689cm" fo:min-width="0cm"/>
      <style:paragraph-properties style:writing-mode="lr-tb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1.895cm" fo:min-width="0cm"/>
      <style:paragraph-properties style:writing-mode="lr-tb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3.035cm" fo:min-width="0cm"/>
      <style:paragraph-properties style:writing-mode="lr-tb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1.064cm" fo:min-width="0cm"/>
      <style:paragraph-properties style:writing-mode="lr-tb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0.803cm" fo:min-width="0cm"/>
      <style:paragraph-properties style:writing-mode="lr-tb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2.474cm" fo:min-width="0cm"/>
      <style:paragraph-properties style:writing-mode="lr-tb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style:paragraph-properties fo:text-align="center"/>
      <style:text-properties fo:color="#ffffff" loext:opacity="100%" fo:font-size="18pt" style:font-size-asian="18pt" style:font-size-complex="18pt"/>
    </style:style>
    <style:style style:name="P4" style:family="paragraph">
      <loext:graphic-properties draw:fill="none" draw:fill-color="#bf0041"/>
      <style:paragraph-properties fo:text-align="center"/>
      <style:text-properties fo:color="#ffffff" loext:opacity="100%" fo:font-size="18pt" style:font-size-asian="18pt" style:font-size-complex="18pt"/>
    </style:style>
    <style:style style:name="P5" style:family="paragraph">
      <style:paragraph-properties fo:text-align="center"/>
      <style:text-properties fo:color="#ffffff" loext:opacity="100%"/>
    </style:style>
    <style:style style:name="P6" style:family="paragraph">
      <loext:graphic-properties draw:fill="none" draw:fill-color="#ffffff"/>
      <style:paragraph-properties fo:text-align="center"/>
      <style:text-properties fo:color="#ffffff" loext:opacity="100%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loext:graphic-properties draw:fill-color="#ffffff"/>
    </style:style>
    <style:style style:name="T1" style:family="text">
      <style:text-properties fo:color="#ffffff" loext:opacity="100%" fo:font-size="18pt" style:font-size-asian="18pt" style:font-size-complex="18pt"/>
    </style:style>
    <style:style style:name="T2" style:family="text">
      <style:text-properties fo:color="#ffffff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5.561cm" svg:height="15.749cm" svg:x="1.439cm" svg:y="0cm">
          <draw:image xlink:href="Pictures/10000000000007800000049F01555090079FAC26.jpg" xlink:type="simple" xlink:show="embed" xlink:actuate="onLoad" draw:mime-type="image/jpeg">
            <text:p/>
          </draw:image>
        </draw:frame>
        <draw:frame draw:style-name="gr2" draw:text-style-name="P2" draw:layer="layout" svg:width="3.423cm" svg:height="1.673cm" svg:x="22.9cm" svg:y="1.627cm">
          <draw:text-box>
            <text:p text:style-name="P1">Silkscreen</text:p>
            <text:p text:style-name="P1">(white)</text:p>
          </draw:text-box>
        </draw:frame>
        <draw:frame draw:style-name="gr2" draw:text-style-name="P2" draw:layer="layout" svg:width="4.024cm" svg:height="1.673cm" svg:x="22.654cm" svg:y="14cm">
          <draw:text-box>
            <text:p text:style-name="P1">Solder Mask</text:p>
            <text:p text:style-name="P1">(green)</text:p>
          </draw:text-box>
        </draw:frame>
        <draw:frame draw:style-name="gr3" draw:text-style-name="P4" draw:layer="layout" svg:width="2.826cm" svg:height="1.673cm" svg:x="12cm" svg:y="14cm">
          <draw:text-box>
            <text:p text:style-name="P3"><text:span text:style-name="T1">External</text:span></text:p>
            <text:p text:style-name="P3"><text:span text:style-name="T1">Copper</text:span></text:p>
          </draw:text-box>
        </draw:frame>
        <draw:frame draw:style-name="gr2" draw:text-style-name="P6" draw:layer="layout" svg:width="2.614cm" svg:height="1.673cm" svg:x="6.386cm" svg:y="14cm">
          <draw:text-box>
            <text:p text:style-name="P5"><text:span text:style-name="T2">Internal</text:span></text:p>
            <text:p text:style-name="P5"><text:span text:style-name="T2">Copper</text:span></text:p>
          </draw:text-box>
        </draw:frame>
        <draw:frame draw:style-name="gr2" draw:text-style-name="P2" draw:layer="layout" svg:width="4.82cm" svg:height="1.673cm" svg:x="17.18cm" svg:y="14cm">
          <draw:text-box>
            <text:p text:style-name="P1">Plated Through</text:p>
            <text:p text:style-name="P1">Hole (via)</text:p>
          </draw:text-box>
        </draw:frame>
        <draw:frame draw:style-name="gr2" draw:text-style-name="P6" draw:layer="layout" svg:width="3.745cm" svg:height="1.673cm" svg:x="1.439cm" svg:y="14cm">
          <draw:text-box>
            <text:p text:style-name="P5"><text:span text:style-name="T2">Glass Fibre</text:span></text:p>
            <text:p text:style-name="P5"><text:span text:style-name="T2">(FR4)</text:span></text:p>
          </draw:text-box>
        </draw:frame>
        <draw:custom-shape draw:style-name="gr4" draw:text-style-name="P7" draw:layer="layout" svg:width="0.5cm" svg:height="4.5cm" svg:x="1.9cm" svg:y="9.5cm">
          <text:p/>
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7" draw:layer="layout" svg:width="0.518cm" svg:height="2.45cm" draw:transform="rotate (0.924326371856197) translate (11.066cm 12.723cm)">
          <text:p/>
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7" draw:layer="layout" svg:width="0.627cm" svg:height="3.753cm" draw:transform="rotate (0.716632190868872) translate (4.862cm 11.382cm)">
          <text:p/>
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8" draw:layer="layout" svg:width="0.5cm" svg:height="1.5cm" svg:x="24.5cm" svg:y="12.7cm">
          <text:p/>
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8" draw:layer="layout" svg:width="0.5cm" svg:height="1.202cm" draw:transform="rotate (-3.13112067807783) translate (24.808cm 4.497cm)">
          <text:p text:style-name="P1"/>
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7" draw:layer="layout" svg:width="0.477cm" svg:height="3.112cm" draw:transform="rotate (-0.631460123371548) translate (21.416cm 11.318cm)">
          <text:p text:style-name="P1"/>
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03-08T14:32:52.039565526</meta:creation-date>
    <dc:date>2021-03-08T14:55:20.413460704</dc:date>
    <meta:editing-duration>PT11M37S</meta:editing-duration>
    <meta:editing-cycles>2</meta:editing-cycles>
    <meta:generator>LibreOffice/7.1.1.2$Linux_X86_64 LibreOffice_project/dd797d330b34196606d0870aaa694e9504402ca1</meta:generator>
    <meta:document-statistic meta:object-count="36"/>
  </office:meta>
</office:document-meta>
</file>